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14.25mm"/>
    </style:style>
    <style:style style:name="co3" style:family="table-column">
      <style:table-column-properties fo:break-before="auto" style:column-width="17.67mm"/>
    </style:style>
    <style:style style:name="co4" style:family="table-column">
      <style:table-column-properties fo:break-before="auto" style:column-width="13.58mm"/>
    </style:style>
    <style:style style:name="co5" style:family="table-column">
      <style:table-column-properties fo:break-before="auto" style:column-width="17.32mm"/>
    </style:style>
    <style:style style:name="co6" style:family="table-column">
      <style:table-column-properties fo:break-before="auto" style:column-width="13.2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2009_c2006_c20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o_tds</text:p>
          </table:table-cell>
          <table:table-cell office:value-type="string" calcext:value-type="string">
            <text:p>pop2006</text:p>
          </table:table-cell>
          <table:table-cell office:value-type="string" calcext:value-type="string">
            <text:p>rr2006</text:p>
          </table:table-cell>
          <table:table-cell office:value-type="string" calcext:value-type="string">
            <text:p>pop2011</text:p>
          </table:table-cell>
          <table:table-cell office:value-type="string" calcext:value-type="string">
            <text:p>rr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ún Laoghaire</text:p>
          </table:table-cell>
          <table:table-cell office:value-type="float" office:value="4" calcext:value-type="float">
            <text:p>4</text:p>
          </table:table-cell>
          <table:table-cell office:value-type="float" office:value="102493" calcext:value-type="float">
            <text:p>102493</text:p>
          </table:table-cell>
          <table:table-cell office:value-type="float" office:value="22833" calcext:value-type="float">
            <text:p>22833</text:p>
          </table:table-cell>
          <table:table-cell office:value-type="float" office:value="105029" calcext:value-type="float">
            <text:p>105029</text:p>
          </table:table-cell>
          <table:table-cell office:value-type="float" office:value="26257" calcext:value-type="float">
            <text:p>26257</text:p>
          </table:table-cell>
          <table:table-cell/>
          <table:table-cell office:value-type="string" calcext:value-type="string">
            <text:p>tds</text:p>
          </table:table-cell>
          <table:table-cell table:formula="of:=SUM([.B2:.B44]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ork North-Central</text:p>
          </table:table-cell>
          <table:table-cell office:value-type="float" office:value="4" calcext:value-type="float">
            <text:p>4</text:p>
          </table:table-cell>
          <table:table-cell office:value-type="float" office:value="100180" calcext:value-type="float">
            <text:p>100180</text:p>
          </table:table-cell>
          <table:table-cell office:value-type="float" office:value="22898" calcext:value-type="float">
            <text:p>22898</text:p>
          </table:table-cell>
          <table:table-cell office:value-type="float" office:value="104911" calcext:value-type="float">
            <text:p>104911</text:p>
          </table:table-cell>
          <table:table-cell office:value-type="float" office:value="26228" calcext:value-type="float">
            <text:p>26228</text:p>
          </table:table-cell>
          <table:table-cell/>
          <table:table-cell office:value-type="string" calcext:value-type="string">
            <text:p>pop06</text:p>
          </table:table-cell>
          <table:table-cell table:formula="of:=SUM([.C2:.C44])" office:value-type="float" office:value="4239848" calcext:value-type="float">
            <text:p>4239848</text:p>
          </table:table-cell>
        </table:table-row>
        <table:table-row table:style-name="ro1">
          <table:table-cell office:value-type="string" calcext:value-type="string">
            <text:p>Kerry North-West Limerick</text:p>
          </table:table-cell>
          <table:table-cell office:value-type="float" office:value="3" calcext:value-type="float">
            <text:p>3</text:p>
          </table:table-cell>
          <table:table-cell office:value-type="float" office:value="77492" calcext:value-type="float">
            <text:p>77492</text:p>
          </table:table-cell>
          <table:table-cell office:value-type="float" office:value="23148" calcext:value-type="float">
            <text:p>23148</text:p>
          </table:table-cell>
          <table:table-cell office:value-type="float" office:value="80883" calcext:value-type="float">
            <text:p>80883</text:p>
          </table:table-cell>
          <table:table-cell office:value-type="float" office:value="26961" calcext:value-type="float">
            <text:p>26961</text:p>
          </table:table-cell>
          <table:table-cell/>
          <table:table-cell office:value-type="string" calcext:value-type="string">
            <text:p>pop11</text:p>
          </table:table-cell>
          <table:table-cell table:formula="of:=SUM([.E2:.E44])" office:value-type="float" office:value="4588252" calcext:value-type="float">
            <text:p>4588252</text:p>
          </table:table-cell>
        </table:table-row>
        <table:table-row table:style-name="ro1">
          <table:table-cell office:value-type="string" calcext:value-type="string">
            <text:p>Dublin North-East</text:p>
          </table:table-cell>
          <table:table-cell office:value-type="float" office:value="3" calcext:value-type="float">
            <text:p>3</text:p>
          </table:table-cell>
          <table:table-cell office:value-type="float" office:value="76160" calcext:value-type="float">
            <text:p>76160</text:p>
          </table:table-cell>
          <table:table-cell office:value-type="float" office:value="23239" calcext:value-type="float">
            <text:p>23239</text:p>
          </table:table-cell>
          <table:table-cell office:value-type="float" office:value="81560" calcext:value-type="float">
            <text:p>81560</text:p>
          </table:table-cell>
          <table:table-cell office:value-type="float" office:value="27187" calcext:value-type="float">
            <text:p>27187</text:p>
          </table:table-cell>
          <table:table-cell/>
          <table:table-cell office:value-type="string" calcext:value-type="string">
            <text:p>ratio06</text:p>
          </table:table-cell>
          <table:table-cell table:formula="of:=SUM([.D2:.D44])" office:value-type="float" office:value="1098852" calcext:value-type="float">
            <text:p>1098852</text:p>
          </table:table-cell>
        </table:table-row>
        <table:table-row table:style-name="ro1">
          <table:table-cell office:value-type="string" calcext:value-type="string">
            <text:p>Kerry South</text:p>
          </table:table-cell>
          <table:table-cell office:value-type="float" office:value="3" calcext:value-type="float">
            <text:p>3</text:p>
          </table:table-cell>
          <table:table-cell office:value-type="float" office:value="75489" calcext:value-type="float">
            <text:p>75489</text:p>
          </table:table-cell>
          <table:table-cell office:value-type="float" office:value="23464" calcext:value-type="float">
            <text:p>23464</text:p>
          </table:table-cell>
          <table:table-cell office:value-type="float" office:value="77971" calcext:value-type="float">
            <text:p>77971</text:p>
          </table:table-cell>
          <table:table-cell office:value-type="float" office:value="25990" calcext:value-type="float">
            <text:p>25990</text:p>
          </table:table-cell>
          <table:table-cell/>
          <table:table-cell office:value-type="string" calcext:value-type="string">
            <text:p>ratio11</text:p>
          </table:table-cell>
          <table:table-cell table:formula="of:=SUM([.F2:.F44])" office:value-type="float" office:value="1186071" calcext:value-type="float">
            <text:p>1186071</text:p>
          </table:table-cell>
        </table:table-row>
        <table:table-row table:style-name="ro1">
          <table:table-cell office:value-type="string" calcext:value-type="string">
            <text:p>Sligo-North Leitrim</text:p>
          </table:table-cell>
          <table:table-cell office:value-type="float" office:value="3" calcext:value-type="float">
            <text:p>3</text:p>
          </table:table-cell>
          <table:table-cell office:value-type="float" office:value="74228" calcext:value-type="float">
            <text:p>74228</text:p>
          </table:table-cell>
          <table:table-cell office:value-type="float" office:value="23617" calcext:value-type="float">
            <text:p>23617</text:p>
          </table:table-cell>
          <table:table-cell office:value-type="float" office:value="80283" calcext:value-type="float">
            <text:p>80283</text:p>
          </table:table-cell>
          <table:table-cell office:value-type="float" office:value="26761" calcext:value-type="float">
            <text:p>26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erick City</text:p>
          </table:table-cell>
          <table:table-cell office:value-type="float" office:value="4" calcext:value-type="float">
            <text:p>4</text:p>
          </table:table-cell>
          <table:table-cell office:value-type="float" office:value="100993" calcext:value-type="float">
            <text:p>100993</text:p>
          </table:table-cell>
          <table:table-cell office:value-type="float" office:value="23647" calcext:value-type="float">
            <text:p>23647</text:p>
          </table:table-cell>
          <table:table-cell office:value-type="float" office:value="102638" calcext:value-type="float">
            <text:p>102638</text:p>
          </table:table-cell>
          <table:table-cell office:value-type="float" office:value="25660" calcext:value-type="float">
            <text:p>256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gal South-West</text:p>
          </table:table-cell>
          <table:table-cell office:value-type="float" office:value="3" calcext:value-type="float">
            <text:p>3</text:p>
          </table:table-cell>
          <table:table-cell office:value-type="float" office:value="73390" calcext:value-type="float">
            <text:p>73390</text:p>
          </table:table-cell>
          <table:table-cell office:value-type="float" office:value="23680" calcext:value-type="float">
            <text:p>23680</text:p>
          </table:table-cell>
          <table:table-cell office:value-type="float" office:value="78313" calcext:value-type="float">
            <text:p>78313</text:p>
          </table:table-cell>
          <table:table-cell office:value-type="float" office:value="26104" calcext:value-type="float">
            <text:p>26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erick</text:p>
          </table:table-cell>
          <table:table-cell office:value-type="float" office:value="3" calcext:value-type="float">
            <text:p>3</text:p>
          </table:table-cell>
          <table:table-cell office:value-type="float" office:value="75295" calcext:value-type="float">
            <text:p>75295</text:p>
          </table:table-cell>
          <table:table-cell office:value-type="float" office:value="23733" calcext:value-type="float">
            <text:p>23733</text:p>
          </table:table-cell>
          <table:table-cell office:value-type="float" office:value="81679" calcext:value-type="float">
            <text:p>81679</text:p>
          </table:table-cell>
          <table:table-cell office:value-type="float" office:value="27226" calcext:value-type="float">
            <text:p>27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lin South</text:p>
          </table:table-cell>
          <table:table-cell office:value-type="float" office:value="5" calcext:value-type="float">
            <text:p>5</text:p>
          </table:table-cell>
          <table:table-cell office:value-type="float" office:value="130377" calcext:value-type="float">
            <text:p>130377</text:p>
          </table:table-cell>
          <table:table-cell office:value-type="float" office:value="23741" calcext:value-type="float">
            <text:p>23741</text:p>
          </table:table-cell>
          <table:table-cell office:value-type="float" office:value="140543" calcext:value-type="float">
            <text:p>140543</text:p>
          </table:table-cell>
          <table:table-cell office:value-type="float" office:value="28109" calcext:value-type="float">
            <text:p>28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n-Monaghan</text:p>
          </table:table-cell>
          <table:table-cell office:value-type="float" office:value="5" calcext:value-type="float">
            <text:p>5</text:p>
          </table:table-cell>
          <table:table-cell office:value-type="float" office:value="120000" calcext:value-type="float">
            <text:p>120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33666" calcext:value-type="float">
            <text:p>133666</text:p>
          </table:table-cell>
          <table:table-cell office:value-type="float" office:value="26733" calcext:value-type="float">
            <text:p>26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lin North-Central</text:p>
          </table:table-cell>
          <table:table-cell office:value-type="float" office:value="3" calcext:value-type="float">
            <text:p>3</text:p>
          </table:table-cell>
          <table:table-cell office:value-type="float" office:value="75276" calcext:value-type="float">
            <text:p>75276</text:p>
          </table:table-cell>
          <table:table-cell office:value-type="float" office:value="24173" calcext:value-type="float">
            <text:p>24173</text:p>
          </table:table-cell>
          <table:table-cell office:value-type="float" office:value="74501" calcext:value-type="float">
            <text:p>74501</text:p>
          </table:table-cell>
          <table:table-cell office:value-type="float" office:value="24834" calcext:value-type="float">
            <text:p>24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lin South-Central</text:p>
          </table:table-cell>
          <table:table-cell office:value-type="float" office:value="5" calcext:value-type="float">
            <text:p>5</text:p>
          </table:table-cell>
          <table:table-cell office:value-type="float" office:value="122168" calcext:value-type="float">
            <text:p>122168</text:p>
          </table:table-cell>
          <table:table-cell office:value-type="float" office:value="24434" calcext:value-type="float">
            <text:p>24434</text:p>
          </table:table-cell>
          <table:table-cell office:value-type="float" office:value="127223" calcext:value-type="float">
            <text:p>127223</text:p>
          </table:table-cell>
          <table:table-cell office:value-type="float" office:value="25445" calcext:value-type="float">
            <text:p>25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lin North-West</text:p>
          </table:table-cell>
          <table:table-cell office:value-type="float" office:value="3" calcext:value-type="float">
            <text:p>3</text:p>
          </table:table-cell>
          <table:table-cell office:value-type="float" office:value="73327" calcext:value-type="float">
            <text:p>73327</text:p>
          </table:table-cell>
          <table:table-cell office:value-type="float" office:value="24442" calcext:value-type="float">
            <text:p>24442</text:p>
          </table:table-cell>
          <table:table-cell office:value-type="float" office:value="79028" calcext:value-type="float">
            <text:p>79028</text:p>
          </table:table-cell>
          <table:table-cell office:value-type="float" office:value="26343" calcext:value-type="float">
            <text:p>26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lin South-West</text:p>
          </table:table-cell>
          <table:table-cell office:value-type="float" office:value="4" calcext:value-type="float">
            <text:p>4</text:p>
          </table:table-cell>
          <table:table-cell office:value-type="float" office:value="97989" calcext:value-type="float">
            <text:p>97989</text:p>
          </table:table-cell>
          <table:table-cell office:value-type="float" office:value="24732" calcext:value-type="float">
            <text:p>24732</text:p>
          </table:table-cell>
          <table:table-cell office:value-type="float" office:value="105597" calcext:value-type="float">
            <text:p>105597</text:p>
          </table:table-cell>
          <table:table-cell office:value-type="float" office:value="26399" calcext:value-type="float">
            <text:p>26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5" calcext:value-type="float">
            <text:p>5</text:p>
          </table:table-cell>
          <table:table-cell office:value-type="float" office:value="123839" calcext:value-type="float">
            <text:p>123839</text:p>
          </table:table-cell>
          <table:table-cell office:value-type="float" office:value="24768" calcext:value-type="float">
            <text:p>24768</text:p>
          </table:table-cell>
          <table:table-cell office:value-type="float" office:value="130638" calcext:value-type="float">
            <text:p>130638</text:p>
          </table:table-cell>
          <table:table-cell office:value-type="float" office:value="26128" calcext:value-type="float">
            <text:p>26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lin Mid-West</text:p>
          </table:table-cell>
          <table:table-cell office:value-type="float" office:value="4" calcext:value-type="float">
            <text:p>4</text:p>
          </table:table-cell>
          <table:table-cell office:value-type="float" office:value="100399" calcext:value-type="float">
            <text:p>100399</text:p>
          </table:table-cell>
          <table:table-cell office:value-type="float" office:value="24865" calcext:value-type="float">
            <text:p>24865</text:p>
          </table:table-cell>
          <table:table-cell office:value-type="float" office:value="110427" calcext:value-type="float">
            <text:p>110427</text:p>
          </table:table-cell>
          <table:table-cell office:value-type="float" office:value="27607" calcext:value-type="float">
            <text:p>27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perary South</text:p>
          </table:table-cell>
          <table:table-cell office:value-type="float" office:value="3" calcext:value-type="float">
            <text:p>3</text:p>
          </table:table-cell>
          <table:table-cell office:value-type="float" office:value="74748" calcext:value-type="float">
            <text:p>74748</text:p>
          </table:table-cell>
          <table:table-cell office:value-type="float" office:value="24916" calcext:value-type="float">
            <text:p>24916</text:p>
          </table:table-cell>
          <table:table-cell office:value-type="float" office:value="79748" calcext:value-type="float">
            <text:p>79748</text:p>
          </table:table-cell>
          <table:table-cell office:value-type="float" office:value="26583" calcext:value-type="float">
            <text:p>26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lin South-East</text:p>
          </table:table-cell>
          <table:table-cell office:value-type="float" office:value="4" calcext:value-type="float">
            <text:p>4</text:p>
          </table:table-cell>
          <table:table-cell office:value-type="float" office:value="100305" calcext:value-type="float">
            <text:p>100305</text:p>
          </table:table-cell>
          <table:table-cell office:value-type="float" office:value="25076" calcext:value-type="float">
            <text:p>25076</text:p>
          </table:table-cell>
          <table:table-cell office:value-type="float" office:value="103833" calcext:value-type="float">
            <text:p>103833</text:p>
          </table:table-cell>
          <table:table-cell office:value-type="float" office:value="25958" calcext:value-type="float">
            <text:p>25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way East</text:p>
          </table:table-cell>
          <table:table-cell office:value-type="float" office:value="4" calcext:value-type="float">
            <text:p>4</text:p>
          </table:table-cell>
          <table:table-cell office:value-type="float" office:value="100629" calcext:value-type="float">
            <text:p>100629</text:p>
          </table:table-cell>
          <table:table-cell office:value-type="float" office:value="25157" calcext:value-type="float">
            <text:p>25157</text:p>
          </table:table-cell>
          <table:table-cell office:value-type="float" office:value="110085" calcext:value-type="float">
            <text:p>110085</text:p>
          </table:table-cell>
          <table:table-cell office:value-type="float" office:value="27521" calcext:value-type="float">
            <text:p>27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perary North</text:p>
          </table:table-cell>
          <table:table-cell office:value-type="float" office:value="3" calcext:value-type="float">
            <text:p>3</text:p>
          </table:table-cell>
          <table:table-cell office:value-type="float" office:value="80203" calcext:value-type="float">
            <text:p>80203</text:p>
          </table:table-cell>
          <table:table-cell office:value-type="float" office:value="25309" calcext:value-type="float">
            <text:p>25309</text:p>
          </table:table-cell>
          <table:table-cell office:value-type="float" office:value="85024" calcext:value-type="float">
            <text:p>85024</text:p>
          </table:table-cell>
          <table:table-cell office:value-type="float" office:value="28341" calcext:value-type="float">
            <text:p>28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gal North-East</text:p>
          </table:table-cell>
          <table:table-cell office:value-type="float" office:value="3" calcext:value-type="float">
            <text:p>3</text:p>
          </table:table-cell>
          <table:table-cell office:value-type="float" office:value="73874" calcext:value-type="float">
            <text:p>73874</text:p>
          </table:table-cell>
          <table:table-cell office:value-type="float" office:value="25408" calcext:value-type="float">
            <text:p>25408</text:p>
          </table:table-cell>
          <table:table-cell office:value-type="float" office:value="82824" calcext:value-type="float">
            <text:p>82824</text:p>
          </table:table-cell>
          <table:table-cell office:value-type="float" office:value="27608" calcext:value-type="float">
            <text:p>27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k South-West</text:p>
          </table:table-cell>
          <table:table-cell office:value-type="float" office:value="3" calcext:value-type="float">
            <text:p>3</text:p>
          </table:table-cell>
          <table:table-cell office:value-type="float" office:value="76949" calcext:value-type="float">
            <text:p>76949</text:p>
          </table:table-cell>
          <table:table-cell office:value-type="float" office:value="25650" calcext:value-type="float">
            <text:p>25650</text:p>
          </table:table-cell>
          <table:table-cell office:value-type="float" office:value="82952" calcext:value-type="float">
            <text:p>82952</text:p>
          </table:table-cell>
          <table:table-cell office:value-type="float" office:value="27651" calcext:value-type="float">
            <text:p>27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k South-Central</text:p>
          </table:table-cell>
          <table:table-cell office:value-type="float" office:value="5" calcext:value-type="float">
            <text:p>5</text:p>
          </table:table-cell>
          <table:table-cell office:value-type="float" office:value="129379" calcext:value-type="float">
            <text:p>129379</text:p>
          </table:table-cell>
          <table:table-cell office:value-type="float" office:value="25876" calcext:value-type="float">
            <text:p>25876</text:p>
          </table:table-cell>
          <table:table-cell office:value-type="float" office:value="135259" calcext:value-type="float">
            <text:p>135259</text:p>
          </table:table-cell>
          <table:table-cell office:value-type="float" office:value="27052" calcext:value-type="float">
            <text:p>27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common-South Leitrim</text:p>
          </table:table-cell>
          <table:table-cell office:value-type="float" office:value="3" calcext:value-type="float">
            <text:p>3</text:p>
          </table:table-cell>
          <table:table-cell office:value-type="float" office:value="74384" calcext:value-type="float">
            <text:p>74384</text:p>
          </table:table-cell>
          <table:table-cell office:value-type="float" office:value="25920" calcext:value-type="float">
            <text:p>25920</text:p>
          </table:table-cell>
          <table:table-cell office:value-type="float" office:value="80973" calcext:value-type="float">
            <text:p>80973</text:p>
          </table:table-cell>
          <table:table-cell office:value-type="float" office:value="26991" calcext:value-type="float">
            <text:p>2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low</text:p>
          </table:table-cell>
          <table:table-cell office:value-type="float" office:value="5" calcext:value-type="float">
            <text:p>5</text:p>
          </table:table-cell>
          <table:table-cell office:value-type="float" office:value="130356" calcext:value-type="float">
            <text:p>130356</text:p>
          </table:table-cell>
          <table:table-cell office:value-type="float" office:value="26071" calcext:value-type="float">
            <text:p>26071</text:p>
          </table:table-cell>
          <table:table-cell office:value-type="float" office:value="141012" calcext:value-type="float">
            <text:p>141012</text:p>
          </table:table-cell>
          <table:table-cell office:value-type="float" office:value="28202" calcext:value-type="float">
            <text:p>28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k East</text:p>
          </table:table-cell>
          <table:table-cell office:value-type="float" office:value="4" calcext:value-type="float">
            <text:p>4</text:p>
          </table:table-cell>
          <table:table-cell office:value-type="float" office:value="100168" calcext:value-type="float">
            <text:p>100168</text:p>
          </table:table-cell>
          <table:table-cell office:value-type="float" office:value="26106" calcext:value-type="float">
            <text:p>26106</text:p>
          </table:table-cell>
          <table:table-cell office:value-type="float" office:value="114365" calcext:value-type="float">
            <text:p>114365</text:p>
          </table:table-cell>
          <table:table-cell office:value-type="float" office:value="28591" calcext:value-type="float">
            <text:p>2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lin Central</text:p>
          </table:table-cell>
          <table:table-cell office:value-type="float" office:value="4" calcext:value-type="float">
            <text:p>4</text:p>
          </table:table-cell>
          <table:table-cell office:value-type="float" office:value="104674" calcext:value-type="float">
            <text:p>104674</text:p>
          </table:table-cell>
          <table:table-cell office:value-type="float" office:value="26168" calcext:value-type="float">
            <text:p>26168</text:p>
          </table:table-cell>
          <table:table-cell office:value-type="float" office:value="113792" calcext:value-type="float">
            <text:p>113792</text:p>
          </table:table-cell>
          <table:table-cell office:value-type="float" office:value="28448" calcext:value-type="float">
            <text:p>28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way West</text:p>
          </table:table-cell>
          <table:table-cell office:value-type="float" office:value="5" calcext:value-type="float">
            <text:p>5</text:p>
          </table:table-cell>
          <table:table-cell office:value-type="float" office:value="131041" calcext:value-type="float">
            <text:p>131041</text:p>
          </table:table-cell>
          <table:table-cell office:value-type="float" office:value="26208" calcext:value-type="float">
            <text:p>26208</text:p>
          </table:table-cell>
          <table:table-cell office:value-type="float" office:value="140568" calcext:value-type="float">
            <text:p>140568</text:p>
          </table:table-cell>
          <table:table-cell office:value-type="float" office:value="28114" calcext:value-type="float">
            <text:p>28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dare North</text:p>
          </table:table-cell>
          <table:table-cell office:value-type="float" office:value="4" calcext:value-type="float">
            <text:p>4</text:p>
          </table:table-cell>
          <table:table-cell office:value-type="float" office:value="106500" calcext:value-type="float">
            <text:p>106500</text:p>
          </table:table-cell>
          <table:table-cell office:value-type="float" office:value="26296" calcext:value-type="float">
            <text:p>26296</text:p>
          </table:table-cell>
          <table:table-cell office:value-type="float" office:value="120048" calcext:value-type="float">
            <text:p>120048</text:p>
          </table:table-cell>
          <table:table-cell office:value-type="float" office:value="30012" calcext:value-type="float">
            <text:p>30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k North-West</text:p>
          </table:table-cell>
          <table:table-cell office:value-type="float" office:value="3" calcext:value-type="float">
            <text:p>3</text:p>
          </table:table-cell>
          <table:table-cell office:value-type="float" office:value="74619" calcext:value-type="float">
            <text:p>74619</text:p>
          </table:table-cell>
          <table:table-cell office:value-type="float" office:value="26318" calcext:value-type="float">
            <text:p>26318</text:p>
          </table:table-cell>
          <table:table-cell office:value-type="float" office:value="81545" calcext:value-type="float">
            <text:p>81545</text:p>
          </table:table-cell>
          <table:table-cell office:value-type="float" office:value="27182" calcext:value-type="float">
            <text:p>27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xford</text:p>
          </table:table-cell>
          <table:table-cell office:value-type="float" office:value="5" calcext:value-type="float">
            <text:p>5</text:p>
          </table:table-cell>
          <table:table-cell office:value-type="float" office:value="131749" calcext:value-type="float">
            <text:p>131749</text:p>
          </table:table-cell>
          <table:table-cell office:value-type="float" office:value="26350" calcext:value-type="float">
            <text:p>26350</text:p>
          </table:table-cell>
          <table:table-cell office:value-type="float" office:value="145320" calcext:value-type="float">
            <text:p>145320</text:p>
          </table:table-cell>
          <table:table-cell office:value-type="float" office:value="29064" calcext:value-type="float">
            <text:p>29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e</text:p>
          </table:table-cell>
          <table:table-cell office:value-type="float" office:value="4" calcext:value-type="float">
            <text:p>4</text:p>
          </table:table-cell>
          <table:table-cell office:value-type="float" office:value="105571" calcext:value-type="float">
            <text:p>105571</text:p>
          </table:table-cell>
          <table:table-cell office:value-type="float" office:value="26393" calcext:value-type="float">
            <text:p>26393</text:p>
          </table:table-cell>
          <table:table-cell office:value-type="float" office:value="111336" calcext:value-type="float">
            <text:p>111336</text:p>
          </table:table-cell>
          <table:table-cell office:value-type="float" office:value="27834" calcext:value-type="float">
            <text:p>27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ford-Westmeath</text:p>
          </table:table-cell>
          <table:table-cell office:value-type="float" office:value="4" calcext:value-type="float">
            <text:p>4</text:p>
          </table:table-cell>
          <table:table-cell office:value-type="float" office:value="106211" calcext:value-type="float">
            <text:p>106211</text:p>
          </table:table-cell>
          <table:table-cell office:value-type="float" office:value="26553" calcext:value-type="float">
            <text:p>26553</text:p>
          </table:table-cell>
          <table:table-cell office:value-type="float" office:value="116802" calcext:value-type="float">
            <text:p>116802</text:p>
          </table:table-cell>
          <table:table-cell office:value-type="float" office:value="29200" calcext:value-type="float">
            <text:p>29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ford</text:p>
          </table:table-cell>
          <table:table-cell office:value-type="float" office:value="4" calcext:value-type="float">
            <text:p>4</text:p>
          </table:table-cell>
          <table:table-cell office:value-type="float" office:value="106530" calcext:value-type="float">
            <text:p>106530</text:p>
          </table:table-cell>
          <table:table-cell office:value-type="float" office:value="26632" calcext:value-type="float">
            <text:p>26632</text:p>
          </table:table-cell>
          <table:table-cell office:value-type="float" office:value="112198" calcext:value-type="float">
            <text:p>112198</text:p>
          </table:table-cell>
          <table:table-cell office:value-type="float" office:value="28050" calcext:value-type="float">
            <text:p>280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w-Kilkenny</text:p>
          </table:table-cell>
          <table:table-cell office:value-type="float" office:value="5" calcext:value-type="float">
            <text:p>5</text:p>
          </table:table-cell>
          <table:table-cell office:value-type="float" office:value="133745" calcext:value-type="float">
            <text:p>133745</text:p>
          </table:table-cell>
          <table:table-cell office:value-type="float" office:value="26749" calcext:value-type="float">
            <text:p>26749</text:p>
          </table:table-cell>
          <table:table-cell office:value-type="float" office:value="145659" calcext:value-type="float">
            <text:p>145659</text:p>
          </table:table-cell>
          <table:table-cell office:value-type="float" office:value="29132" calcext:value-type="float">
            <text:p>29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dare South</text:p>
          </table:table-cell>
          <table:table-cell office:value-type="float" office:value="3" calcext:value-type="float">
            <text:p>3</text:p>
          </table:table-cell>
          <table:table-cell office:value-type="float" office:value="79835" calcext:value-type="float">
            <text:p>79835</text:p>
          </table:table-cell>
          <table:table-cell office:value-type="float" office:value="27050" calcext:value-type="float">
            <text:p>27050</text:p>
          </table:table-cell>
          <table:table-cell office:value-type="float" office:value="90264" calcext:value-type="float">
            <text:p>90264</text:p>
          </table:table-cell>
          <table:table-cell office:value-type="float" office:value="30088" calcext:value-type="float">
            <text:p>30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ois-Offaly</text:p>
          </table:table-cell>
          <table:table-cell office:value-type="float" office:value="5" calcext:value-type="float">
            <text:p>5</text:p>
          </table:table-cell>
          <table:table-cell office:value-type="float" office:value="133651" calcext:value-type="float">
            <text:p>133651</text:p>
          </table:table-cell>
          <table:table-cell office:value-type="float" office:value="27585" calcext:value-type="float">
            <text:p>27585</text:p>
          </table:table-cell>
          <table:table-cell office:value-type="float" office:value="152825" calcext:value-type="float">
            <text:p>152825</text:p>
          </table:table-cell>
          <table:table-cell office:value-type="float" office:value="30565" calcext:value-type="float">
            <text:p>30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th West</text:p>
          </table:table-cell>
          <table:table-cell office:value-type="float" office:value="3" calcext:value-type="float">
            <text:p>3</text:p>
          </table:table-cell>
          <table:table-cell office:value-type="float" office:value="76393" calcext:value-type="float">
            <text:p>76393</text:p>
          </table:table-cell>
          <table:table-cell office:value-type="float" office:value="27723" calcext:value-type="float">
            <text:p>27723</text:p>
          </table:table-cell>
          <table:table-cell office:value-type="float" office:value="85550" calcext:value-type="float">
            <text:p>85550</text:p>
          </table:table-cell>
          <table:table-cell office:value-type="float" office:value="28517" calcext:value-type="float">
            <text:p>28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th</text:p>
          </table:table-cell>
          <table:table-cell office:value-type="float" office:value="5" calcext:value-type="float">
            <text:p>5</text:p>
          </table:table-cell>
          <table:table-cell office:value-type="float" office:value="128600" calcext:value-type="float">
            <text:p>128600</text:p>
          </table:table-cell>
          <table:table-cell office:value-type="float" office:value="27817" calcext:value-type="float">
            <text:p>27817</text:p>
          </table:table-cell>
          <table:table-cell office:value-type="float" office:value="143272" calcext:value-type="float">
            <text:p>143272</text:p>
          </table:table-cell>
          <table:table-cell office:value-type="float" office:value="28654" calcext:value-type="float">
            <text:p>28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th East</text:p>
          </table:table-cell>
          <table:table-cell office:value-type="float" office:value="3" calcext:value-type="float">
            <text:p>3</text:p>
          </table:table-cell>
          <table:table-cell office:value-type="float" office:value="76631" calcext:value-type="float">
            <text:p>76631</text:p>
          </table:table-cell>
          <table:table-cell office:value-type="float" office:value="29063" calcext:value-type="float">
            <text:p>29063</text:p>
          </table:table-cell>
          <table:table-cell office:value-type="float" office:value="86572" calcext:value-type="float">
            <text:p>86572</text:p>
          </table:table-cell>
          <table:table-cell office:value-type="float" office:value="28857" calcext:value-type="float">
            <text:p>28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lin North</text:p>
          </table:table-cell>
          <table:table-cell office:value-type="float" office:value="4" calcext:value-type="float">
            <text:p>4</text:p>
          </table:table-cell>
          <table:table-cell office:value-type="float" office:value="98340" calcext:value-type="float">
            <text:p>98340</text:p>
          </table:table-cell>
          <table:table-cell office:value-type="float" office:value="30077" calcext:value-type="float">
            <text:p>30077</text:p>
          </table:table-cell>
          <table:table-cell office:value-type="float" office:value="114322" calcext:value-type="float">
            <text:p>114322</text:p>
          </table:table-cell>
          <table:table-cell office:value-type="float" office:value="28580" calcext:value-type="float">
            <text:p>28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lin West</text:p>
          </table:table-cell>
          <table:table-cell office:value-type="float" office:value="4" calcext:value-type="float">
            <text:p>4</text:p>
          </table:table-cell>
          <table:table-cell office:value-type="float" office:value="105668" calcext:value-type="float">
            <text:p>105668</text:p>
          </table:table-cell>
          <table:table-cell office:value-type="float" office:value="30967" calcext:value-type="float">
            <text:p>30967</text:p>
          </table:table-cell>
          <table:table-cell office:value-type="float" office:value="117214" calcext:value-type="float">
            <text:p>117214</text:p>
          </table:table-cell>
          <table:table-cell office:value-type="float" office:value="29304" calcext:value-type="float">
            <text:p>2930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ct2009_c2006_c2011.D1:Act2009_c2006_c2011.D4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2:57:21.738514668</dc:date>
    <meta:editing-duration>P1DT15H43M21S</meta:editing-duration>
    <meta:editing-cycles>3</meta:editing-cycles>
    <meta:generator>LibreOffice/6.0.4.1$Linux_x86 LibreOffice_project/00m0$Build-1</meta:generator>
    <meta:document-statistic meta:table-count="1" meta:cell-count="274" meta:object-count="0"/>
  </office:meta>
</office:document-meta>
</file>